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7da7d8" draw:fill-color="#cccccc" draw:textarea-horizontal-align="justify" draw:textarea-vertical-align="middle" draw:auto-grow-height="false" fo:min-height="5.75cm" fo:min-width="2.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8cm" fo:min-width="0.127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3cm" fo:min-width="3.808cm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3cm" fo:min-width="3.3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61cm"/>
      <style:paragraph-properties style:writing-mode="lr-tb"/>
    </style:style>
    <style:style style:name="gr8" style:family="graphic" style:parent-style-name="objectwithoutfill">
      <style:graphic-properties draw:stroke="dash" draw:stroke-dash="Fine_20_Dashed" svg:stroke-color="#000000" draw:marker-start="Arrowheads_20_1" draw:marker-start-width="0.3cm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88cm"/>
      <style:paragraph-properties style:writing-mode="lr-tb"/>
    </style:style>
    <style:style style:name="gr10" style:family="graphic" style:parent-style-name="objectwithoutfill">
      <style:graphic-properties svg:stroke-color="#000000" draw:marker-start="Arrowheads_20_1" draw:marker-start-width="0.3cm" draw:marker-end="Arrowheads_20_1" draw:marker-end-width="0.3cm" draw:fill="none" draw:textarea-vertical-align="middle"/>
    </style:style>
    <style:style style:name="gr11" style:family="graphic" style:parent-style-name="Default_5f_1">
      <style:graphic-properties draw:stroke="none" draw:fill-color="#808080" draw:opacity="100%" draw:textarea-horizontal-align="justify" draw:textarea-vertical-align="middle" draw:auto-grow-height="false" fo:min-height="0.39cm" fo:min-width="0.133cm"/>
    </style:style>
    <style:style style:name="gr12" style:family="graphic" style:parent-style-name="Default_5f_1">
      <style:graphic-properties draw:stroke="none" draw:fill-color="#808080" draw:opacity="100%" draw:textarea-horizontal-align="justify" draw:textarea-vertical-align="middle" draw:auto-grow-height="false" fo:min-height="0.605cm" fo:min-width="0.348cm"/>
    </style:style>
    <style:style style:name="gr13" style:family="graphic" style:parent-style-name="Default_5f_1">
      <style:graphic-properties draw:stroke="none" draw:fill-color="#808080" draw:opacity="100%" draw:textarea-horizontal-align="justify" draw:textarea-vertical-align="middle" draw:auto-grow-height="false" fo:min-height="0cm" fo:min-width="0.7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0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93cm"/>
      <style:paragraph-properties style:writing-mode="lr-tb"/>
    </style:style>
    <style:style style:name="gr16" style:family="graphic" style:parent-style-name="standard">
      <style:graphic-properties svg:stroke-color="#000000" draw:marker-start="Arrowheads_20_1" draw:marker-start-width="0.3cm" draw:marker-end="Arrowheads_20_1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39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background-color="#ffffff"/>
    </style:style>
    <style:style style:name="P6" style:family="paragraph">
      <loext:graphic-properties draw:fill="none" draw:fill-color="#ffffff"/>
      <style:paragraph-properties style:writing-mode="lr-tb"/>
      <style:text-properties fo:font-size="11pt" fo:background-color="#ffffff" style:font-size-asian="11pt" style:font-size-complex="11pt"/>
    </style:style>
    <style:style style:name="P7" style:family="paragraph">
      <loext:graphic-properties draw:fill-color="#808080" draw:opacity="100%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6cm" svg:x="2.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5cm" svg:height="0.888cm" svg:x="3.258cm" svg:y="7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4.308cm" svg:height="0.683cm" draw:transform="rotate (1.5707963267949) translate (2.5cm 13.2cm)">
          <draw:text-box>
            <text:p><text:span text:style-name="T1">corporeal </text:span><text:span text:style-name="T1">articulations</text:span></text:p>
          </draw:text-box>
        </draw:frame>
        <draw:frame draw:style-name="gr4" draw:text-style-name="P3" draw:layer="layout" svg:width="3.876cm" svg:height="0.683cm" draw:transform="rotate (-1.5707963267949) translate (4.829cm 9.108cm)">
          <draw:text-box>
            <text:p><text:span text:style-name="T1">corporeal imitations</text:span></text:p>
          </draw:text-box>
        </draw:frame>
        <draw:frame draw:style-name="gr5" draw:text-style-name="P3" draw:layer="layout" svg:width="1.692cm" svg:height="0.683cm" svg:x="2.808cm" svg:y="13.085cm">
          <draw:text-box>
            <text:p><text:span text:style-name="T1">energy</text:span></text:p>
          </draw:text-box>
        </draw:frame>
        <draw:frame draw:style-name="gr6" draw:text-style-name="P3" draw:layer="layout" svg:width="2.813cm" svg:height="0.683cm" svg:x="2.3cm" svg:y="13.885cm">
          <draw:text-box>
            <text:p><text:span text:style-name="T1">bio-mechanic</text:span></text:p>
          </draw:text-box>
        </draw:frame>
        <draw:frame draw:style-name="gr7" draw:text-style-name="P3" draw:layer="layout" svg:width="2.661cm" svg:height="0.683cm" svg:x="2.4cm" svg:y="8.5cm">
          <draw:text-box>
            <text:p><text:span text:style-name="T1">musical goal</text:span></text:p>
          </draw:text-box>
        </draw:frame>
        <draw:line draw:style-name="gr8" draw:text-style-name="P4" draw:layer="layout" svg:x1="4.5cm" svg:y1="8cm" svg:x2="10cm" svg:y2="8cm">
          <text:p/>
        </draw:line>
        <draw:frame draw:style-name="gr9" draw:text-style-name="P6" draw:layer="layout" svg:width="4.088cm" svg:height="0.683cm" svg:x="5.3cm" svg:y="7.601cm">
          <draw:text-box>
            <text:p text:style-name="P5"><text:span text:style-name="T1">musical intentionality</text:span></text:p>
          </draw:text-box>
        </draw:frame>
        <draw:line draw:style-name="gr10" draw:text-style-name="P4" draw:layer="layout" svg:x1="9cm" svg:y1="11cm" svg:x2="5.402cm" svg:y2="11cm">
          <text:p/>
        </draw:line>
        <draw:line draw:style-name="gr10" draw:text-style-name="P4" draw:layer="layout" svg:x1="9cm" svg:y1="11.65cm" svg:x2="5.402cm" svg:y2="11.65cm">
          <text:p/>
        </draw:line>
        <draw:g>
          <draw:custom-shape draw:style-name="gr11" draw:text-style-name="P7" draw:layer="layout" svg:width="0.895cm" svg:height="0.904cm" svg:x="6.804cm" svg:y="10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198cm" svg:height="1.207cm" svg:x="6.2cm" svg:y="11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1.235cm" svg:height="0.234cm" draw:transform="skewX (-0.0127409035395585) rotate (0.875980751575954) translate (7.33cm 10.9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" draw:text-style-name="P6" draw:layer="layout" svg:width="1.408cm" svg:height="0.683cm" svg:x="7.609cm" svg:y="10.586cm">
          <draw:text-box>
            <text:p text:style-name="P5"><text:span text:style-name="T1">sonic</text:span></text:p>
          </draw:text-box>
        </draw:frame>
        <draw:frame draw:style-name="gr15" draw:text-style-name="P6" draw:layer="layout" svg:width="1.493cm" svg:height="0.683cm" svg:x="7.509cm" svg:y="11.287cm">
          <draw:text-box>
            <text:p text:style-name="P5"><text:span text:style-name="T1">visual</text:span></text:p>
          </draw:text-box>
        </draw:frame>
        <draw:custom-shape draw:style-name="gr1" draw:text-style-name="P1" draw:layer="layout" svg:width="3.2cm" svg:height="6cm" svg:x="9.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5cm" svg:height="0.888cm" svg:x="10.258cm" svg:y="7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4.308cm" svg:height="0.683cm" draw:transform="rotate (1.5707963267949) translate (9.5cm 13.2cm)">
          <draw:text-box>
            <text:p><text:span text:style-name="T1">corporeal articulations</text:span></text:p>
          </draw:text-box>
        </draw:frame>
        <draw:frame draw:style-name="gr4" draw:text-style-name="P3" draw:layer="layout" svg:width="3.876cm" svg:height="0.683cm" draw:transform="rotate (-1.5707963267949) translate (11.829cm 9.108cm)">
          <draw:text-box>
            <text:p><text:span text:style-name="T1">corporeal imitations</text:span></text:p>
          </draw:text-box>
        </draw:frame>
        <draw:frame draw:style-name="gr5" draw:text-style-name="P3" draw:layer="layout" svg:width="1.692cm" svg:height="0.683cm" svg:x="9.808cm" svg:y="13.085cm">
          <draw:text-box>
            <text:p><text:span text:style-name="T1">energy</text:span></text:p>
          </draw:text-box>
        </draw:frame>
        <draw:frame draw:style-name="gr6" draw:text-style-name="P3" draw:layer="layout" svg:width="2.813cm" svg:height="0.683cm" svg:x="9.3cm" svg:y="13.885cm">
          <draw:text-box>
            <text:p><text:span text:style-name="T1">bio-mechanic</text:span></text:p>
          </draw:text-box>
        </draw:frame>
        <draw:frame draw:style-name="gr7" draw:text-style-name="P3" draw:layer="layout" svg:width="2.661cm" svg:height="0.683cm" svg:x="9.4cm" svg:y="8.5cm">
          <draw:text-box>
            <text:p><text:span text:style-name="T1">musical goal</text:span></text:p>
          </draw:text-box>
        </draw:frame>
        <draw:line draw:style-name="gr16" draw:text-style-name="P8" draw:layer="layout" svg:x1="10.471cm" svg:y1="12.695cm" svg:x2="10.471cm" svg:y2="9.382cm">
          <text:p/>
        </draw:line>
        <draw:line draw:style-name="gr16" draw:text-style-name="P8" draw:layer="layout" svg:x1="10.971cm" svg:y1="12.695cm" svg:x2="10.971cm" svg:y2="9.382cm">
          <text:p/>
        </draw:line>
        <draw:line draw:style-name="gr16" draw:text-style-name="P8" draw:layer="layout" svg:x1="3.471cm" svg:y1="12.695cm" svg:x2="3.471cm" svg:y2="9.382cm">
          <text:p/>
        </draw:line>
        <draw:line draw:style-name="gr16" draw:text-style-name="P8" draw:layer="layout" svg:x1="3.971cm" svg:y1="12.695cm" svg:x2="3.971cm" svg:y2="9.382cm">
          <text:p/>
        </draw:line>
        <draw:line draw:style-name="gr10" draw:text-style-name="P4" draw:layer="layout" svg:x1="13.001cm" svg:y1="13.8cm" svg:x2="10.602cm" svg:y2="13.8cm">
          <text:p/>
        </draw:line>
        <draw:line draw:style-name="gr10" draw:text-style-name="P4" draw:layer="layout" svg:x1="5.3cm" svg:y1="14.192cm" svg:x2="6.5cm" svg:y2="12.524cm">
          <text:p/>
        </draw:line>
        <draw:frame draw:style-name="gr17" draw:text-style-name="P6" draw:layer="layout" svg:width="1.539cm" svg:height="0.683cm" svg:x="5.2cm" svg:y="13cm">
          <draw:text-box>
            <text:p text:style-name="P5"><text:span text:style-name="T2">hap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2T16:35:11.172847728</dc:date>
    <meta:editing-duration>PT5H52M27S</meta:editing-duration>
    <meta:editing-cycles>40</meta:editing-cycles>
    <meta:generator>LibreOffice/7.1.4.2$Linux_X86_64 LibreOffice_project/10$Build-2</meta:generator>
    <dc:creator>Alexander Refsum Jensenius</dc:creator>
    <meta:document-statistic meta:object-count="31"/>
  </office:meta>
</office:document-meta>
</file>